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0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2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BDD7E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6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  <style:text-properties fo:font-size="12pt" style:font-size-asian="12pt" style:font-size-complex="12pt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fo:background-color="#C6E0B4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C6E0B4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7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C6E0B4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</style:style>
    <style:style style:name="ce8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fo:background-color="#C6E0B4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8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9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size="12pt" style:font-size-asian="12pt" style:font-size-complex="12pt"/>
    </style:style>
    <style:style style:name="ce99" style:family="table-cell" style:parent-style-name="Default" style:data-style-name="N30">
      <style:table-cell-properties fo:border="thin solid #000000" style:vertical-align="middle" fo:background-color="#F4B084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fo:background-color="#F4B084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10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113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69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Ohne Änderung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Gelöscht mit 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eändert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string" table:style-name="ce8">
            <text:p>Bezeichner</text:p>
          </table:table-cell>
          <table:table-cell office:value-type="string" table:style-name="ce9">
            <text:p>Alter Bezeichner</text:p>
          </table:table-cell>
          <table:table-cell office:value-type="string" table:style-name="ce10">
            <text:p>Version</text:p>
          </table:table-cell>
          <table:table-cell office:value-type="string" table:style-name="ce9">
            <text:p>Deutsch</text:p>
          </table:table-cell>
          <table:table-cell office:value-type="string" table:style-name="ce11">
            <text:p>Englisch</text:p>
          </table:table-cell>
          <table:table-cell table:number-columns-repeated="16379" table:style-name="ce12"/>
        </table:table-row>
        <table:table-row table:style-name="ro3">
          <table:table-cell office:value-type="string" table:style-name="ce13">
            <text:p>wcf.quizCreator.bo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wcf.quizCreator.box.players.best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Besten Spieler*innen</text:p>
          </table:table-cell>
          <table:table-cell office:value-type="string" table:style-name="ce21">
            <text:p>Best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box.players.last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Letzten Spieler*innern</text:p>
          </table:table-cell>
          <table:table-cell office:value-type="string" table:style-name="ce26">
            <text:p>Last 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box.user.resul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if LANGUAGE_USE_INFORMAL_VARIANT}Dein{else}Ihr{/if} Ergebnis</text:p>
          </table:table-cell>
          <table:table-cell office:value-type="string" table:style-name="ce31">
            <text:p>Your game resul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box.quiz.playedMo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eist gespielte Quizze</text:p>
          </table:table-cell>
          <table:table-cell office:value-type="string" table:style-name="ce31">
            <text:p>Most played quizzes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play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.show.all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Zeige alle Spieler*innen</text:p>
          </table:table-cell>
          <table:table-cell office:value-type="string" table:style-name="ce21">
            <text:p>Show all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8">
            <text:p>wcf.quizCreator.player.played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„{anchor object=$quiz}“ am {@$player-&gt;playedTime|time}</text:p>
          </table:table-cell>
          <table:table-cell office:value-type="string" table:style-name="ce31">
            <text:p>Played „{anchor object=$quiz}“ on {@$player-&gt;playedTime|time}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us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user.play.official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Offizielles Spiel</text:p>
          </table:table-cell>
          <table:table-cell office:value-type="string" table:style-name="ce41">
            <text:p>Official match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user.play.la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tztes Spiel</text:p>
          </table:table-cell>
          <table:table-cell office:value-type="string" table:style-name="ce31">
            <text:p>Last match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user.play.show.detail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ge Details</text:p>
          </table:table-cell>
          <table:table-cell office:value-type="string" table:style-name="ce31">
            <text:p>Show detail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user.play.details.dialog.titl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Offizielle Wertung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quiz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quiz.question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quiz.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</text:p>
          </table:table-cell>
          <table:table-cell office:value-type="string" table:style-name="ce31">
            <text:p>Languag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8">
            <text:p>wcf.quizCreator.quiz.type.competitio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Wettkampf</text:p>
          </table:table-cell>
          <table:table-cell office:value-type="string" table:style-name="ce51">
            <text:p>Competitio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8">
            <text:p>wcf.quizCreator.quiz.type.fu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Spaß</text:p>
          </table:table-cell>
          <table:table-cell office:value-type="string" table:style-name="ce51">
            <text:p>Fu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3">
            <text:p>wcf.quizCreator.quiz.loading.error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ehler beim Laden</text:p>
          </table:table-cell>
          <table:table-cell office:value-type="string" table:style-name="ce46">
            <text:p>Error on loading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tat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stats.questions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n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111">
            <text:p>wcf.quizCreator.stats.playedQuizzes</text:p>
          </table:table-cell>
          <table:table-cell office:value-type="string" table:style-name="ce112">
            <text:p>wcf.quizCreator.stats.played</text:p>
          </table:table-cell>
          <table:table-cell office:value-type="string" table:style-name="ce113">
            <text:p>1.5.0</text:p>
          </table:table-cell>
          <table:table-cell office:value-type="string" table:style-name="ce112">
            <text:p>Spiele</text:p>
          </table:table-cell>
          <table:table-cell office:value-type="string" table:style-name="ce114">
            <text:p>Matches</text:p>
          </table:table-cell>
          <table:table-cell table:number-columns-repeated="16379" table:style-name="ce115"/>
        </table:table-row>
        <table:table-row table:style-name="ro5">
          <table:table-cell office:value-type="string" table:style-name="ce28">
            <text:p>wcf.quizCreator.stats.questions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questions 1='eine Frage' 2='zwei Fragen' 3='drei Fragen' other='# Fragen'}</text:p>
          </table:table-cell>
          <table:table-cell office:value-type="string" table:style-name="ce31">
            <text:p>{plural value=$quiz-&gt;questions 1='one question' other='# question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d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played 1='einmal' 2='zweimal' other='# mal'} gespielt</text:p>
          </table:table-cell>
          <table:table-cell office:value-type="string" table:style-name="ce53">
            <text:p>{plural value=$quiz-&gt;played 1='played once' other='played #ä time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t</text:p>
          </table:table-cell>
          <table:table-cell office:value-type="string" table:style-name="ce31">
            <text:p>Ti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</text:p>
          </table:table-cell>
          <table:table-cell office:value-type="string" table:style-name="ce31">
            <text:p>{#($player-&gt;scorePercent * 100)} % of the 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 im Quiz „{anchor object=$quiz}“</text:p>
          </table:table-cell>
          <table:table-cell office:value-type="string" table:style-name="ce31">
            <text:p>{#($player-&gt;scorePercent * 100)} % of the score in "{anchor object=$quiz}"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aver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⌀ Punkte</text:p>
          </table:table-cell>
          <table:table-cell office:value-type="string" table:style-name="ce31">
            <text:p>⌀ 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minute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inuten</text:p>
          </table:table-cell>
          <table:table-cell office:value-type="string" table:style-name="ce31">
            <text:p>Minut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second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ekunden</text:p>
          </table:table-cell>
          <table:table-cell office:value-type="string" table:style-name="ce31">
            <text:p>Second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correc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Richtig</text:p>
          </table:table-cell>
          <table:table-cell office:value-type="string" table:style-name="ce31">
            <text:p>Correc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r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r</text:p>
          </table:table-cell>
          <table:table-cell office:value-type="string" table:style-name="ce31">
            <text:p>Player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stats.incorrect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alsch.</text:p>
          </table:table-cell>
          <table:table-cell office:value-type="string" table:style-name="ce46">
            <text:p>Incorrect</text:p>
          </table:table-cell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game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game.start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Spiel starten</text:p>
          </table:table-cell>
          <table:table-cell office:value-type="string" table:style-name="ce41">
            <text:p>Start Gam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game.question.n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nächsten Frage</text:p>
          </table:table-cell>
          <table:table-cell office:value-type="string" table:style-name="ce31">
            <text:p>Next question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finish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 beenden</text:p>
          </table:table-cell>
          <table:table-cell office:value-type="string" table:style-name="ce31">
            <text:p>Finish ga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result.asGoo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Andere Spieler sind so gut wie {if LANGUAGE_USE_INFORMAL_VARIANT}Du{else}Sie{/if}.</text:p>
          </table:table-cell>
          <table:table-cell office:value-type="string" table:style-name="ce31">
            <text:p>Other players are as good as You.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3">
            <text:p>wcf.quizCreator.game.result.betterA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Du bist{else}Sie sind{/if} besser als {literal}{$percent}{/literal} % der Spieler*innen.</text:p>
          </table:table-cell>
          <table:table-cell office:value-type="string" table:style-name="ce26">
            <text:p>You are better as {literal}{$percent}{/literal} % of players.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game.goal.non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Knapp verpasst!</text:p>
          </table:table-cell>
          <table:table-cell office:value-type="string" table:style-name="ce31">
            <text:p>Just missed!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goal.none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ider hat es für ein „Goal“ nicht ganz gereicht.</text:p>
          </table:table-cell>
          <table:table-cell office:value-type="string" table:style-name="ce31">
            <text:p>Unfortunately it was not quite enough for a Goal.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game.data.missing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s Quiz ist leider noch nicht ganz fertig.</text:p>
          </table:table-cell>
          <table:table-cell table:style-name="ce46"/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sort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43">
            <text:p>wcf.quizCreator.sort.creationDat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tum</text:p>
          </table:table-cell>
          <table:table-cell office:value-type="string" table:style-name="ce46">
            <text:p>Date</text:p>
          </table:table-cell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player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s.page.title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Spieler*innen</text:p>
          </table:table-cell>
          <table:table-cell office:value-type="string" table:style-name="ce21">
            <text:p>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players.player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Spieler*innen</text:p>
          </table:table-cell>
          <table:table-cell office:value-type="string" table:style-name="ce26">
            <text:p>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players.played.officia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(gewertet)</text:p>
          </table:table-cell>
          <table:table-cell office:value-type="string" table:style-name="ce31">
            <text:p>Played (rated)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54">
            <text:p>wcf.quizCreator.players.played.last</text:p>
          </table:table-cell>
          <table:table-cell table:style-name="ce55"/>
          <table:table-cell office:value-type="string" table:style-name="ce56">
            <text:p>1.0.0</text:p>
          </table:table-cell>
          <table:table-cell office:value-type="string" table:style-name="ce55">
            <text:p>Spielte (zuletzt)</text:p>
          </table:table-cell>
          <table:table-cell office:value-type="string" table:style-name="ce57">
            <text:p>Played (last)</text:p>
          </table:table-cell>
          <table:table-cell table:number-columns-repeated="16379" table:style-name="ce58"/>
        </table:table-row>
        <table:table-row table:style-name="ro6">
          <table:table-cell office:value-type="string" table:style-name="ce59">
            <text:p>wcf.quizCreator.category</text:p>
          </table:table-cell>
          <table:table-cell table:style-name="ce60"/>
          <table:table-cell table:style-name="ce61"/>
          <table:table-cell table:style-name="ce60"/>
          <table:table-cell table:style-name="ce62"/>
          <table:table-cell table:number-columns-repeated="16379" table:style-name="ce63"/>
        </table:table-row>
        <table:table-row table:style-name="ro4">
          <table:table-cell office:value-type="string" table:style-name="ce64">
            <text:p>wcf.quizCreator.category.noCategory</text:p>
          </table:table-cell>
          <table:table-cell table:style-name="ce65"/>
          <table:table-cell office:value-type="string" table:style-name="ce66">
            <text:p>1.5.0</text:p>
          </table:table-cell>
          <table:table-cell office:value-type="string" table:style-name="ce65">
            <text:p>Keine Kategorie</text:p>
          </table:table-cell>
          <table:table-cell office:value-type="string" table:style-name="ce67">
            <text:p>No Category</text:p>
          </table:table-cell>
          <table:table-cell table:number-columns-repeated="16379" table:style-name="ce68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3">
            <text:p>wcf.acp.menu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acp.menu.link.quizCreator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QuizCreator</text:p>
          </table:table-cell>
          <table:table-cell office:value-type="string" table:style-name="ce41">
            <text:p>QuizCreator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acp.menu.link.quizCreator.li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</text:p>
          </table:table-cell>
          <table:table-cell office:value-type="string" table:style-name="ce31">
            <text:p>Quizz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office:value-type="string" table:style-name="ce31">
            <text:p>Add quiz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im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importieren</text:p>
          </table:table-cell>
          <table:table-cell office:value-type="string" table:style-name="ce31">
            <text:p>Import quiz</text:p>
          </table:table-cell>
          <table:table-cell table:number-columns-repeated="16379" table:style-name="ce32"/>
        </table:table-row>
        <table:table-row table:style-name="ro6">
          <table:table-cell office:value-type="string" table:style-name="ce33">
            <text:p>wcf.acp.quizCreator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16379" table:style-name="ce73"/>
        </table:table-row>
        <table:table-row table:style-name="ro4">
          <table:table-cell office:value-type="string" table:style-name="ce74">
            <text:p>wcf.acp.quizCreator.import</text:p>
          </table:table-cell>
          <table:table-cell office:value-type="string" table:style-name="ce75">
            <text:p>wcf.acp.quizCreator.quiz.import</text:p>
          </table:table-cell>
          <table:table-cell office:value-type="string" table:style-name="ce20">
            <text:p>1.5.0</text:p>
          </table:table-cell>
          <table:table-cell office:value-type="string" table:style-name="ce19">
            <text:p>Quiz importieren</text:p>
          </table:table-cell>
          <table:table-cell table:style-name="ce21"/>
          <table:table-cell table:number-columns-repeated="16379" table:style-name="ce22"/>
        </table:table-row>
        <table:table-row table:style-name="ro4">
          <table:table-cell office:value-type="string" table:style-name="ce28">
            <text:p>wcf.acp.quizCreator.import.fil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atei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fil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 werden über eine Datei mit einem &lt;code&gt;JSON&lt;/code&gt;-Objekt importiert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Text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text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er Textinhalt muss ein &lt;code&gt;JSON&lt;/code&gt;-Object sein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76">
            <text:p>wcf.acp.quizCreator.import.source</text:p>
          </table:table-cell>
          <table:table-cell office:value-type="string" table:style-name="ce77">
            <text:p>wcf.acp.quizCreator.import.typ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Quelle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file</text:p>
          </table:table-cell>
          <table:table-cell office:value-type="string" table:style-name="ce77">
            <text:p>wcf.acp.quizCreator.import.type.fil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Datei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text</text:p>
          </table:table-cell>
          <table:table-cell office:value-type="string" table:style-name="ce77">
            <text:p>wcf.acp.quizCreator.import.type.text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Tex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import.override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 überschreib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overrideLanguag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oll die ursprüngliche Sprache des Quizzes überschrieben werden?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quiz.list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Quizze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quiz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x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xportier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back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urück zum Quiz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office:value-type="string" table:style-name="ce83">
            <text:p>wcf.acp.quizCreator.quiz.category</text:p>
          </table:table-cell>
          <table:table-cell table:style-name="ce84"/>
          <table:table-cell office:value-type="string" table:style-name="ce85">
            <text:p>1.5.0</text:p>
          </table:table-cell>
          <table:table-cell office:value-type="string" table:style-name="ce84">
            <text:p>Kategorie</text:p>
          </table:table-cell>
          <table:table-cell table:style-name="ce86"/>
          <table:table-cell table:number-columns-repeated="16379" table:style-name="ce83"/>
        </table:table-row>
        <table:table-row table:style-name="ro4">
          <table:table-cell office:value-type="string" table:style-name="ce87">
            <text:p>wcf.acp.quizCreator.quiz.reset</text:p>
          </table:table-cell>
          <table:table-cell office:value-type="string" table:style-name="ce88">
            <text:p>wcf.acp.quizCreator.reset.matches</text:p>
          </table:table-cell>
          <table:table-cell office:value-type="string" table:style-name="ce89">
            <text:p>1.5.0</text:p>
          </table:table-cell>
          <table:table-cell office:value-type="string" table:style-name="ce90">
            <text:p>Zurücksetzten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23">
            <text:p>wcf.acp.quizCreator.quiz.reset.confirmMessage</text:p>
          </table:table-cell>
          <table:table-cell office:value-type="string" table:style-name="ce77">
            <text:p>wcf.acp.quizCreator.reset.matches.confirm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Möchtest du{else}Möchten Sie{/if} alle Spiele der Nutzer*innen zum Quiz „{$quiz-&gt;getTitle()}“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quiz.not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nicht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s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m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ild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93">
            <text:p>wcf.acp.quizCreator.quiz.language</text:p>
          </table:table-cell>
          <table:table-cell office:value-type="string" table:style-name="ce88">
            <text:p>wcf.acp.quizCreator.language.tooltip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Sprache »{$quiz-&gt;getLanguageName()}«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3">
            <text:p>wcf.acp.quizCreator.quiz.create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 wurde hinzugefüg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iz.dat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97">
            <text:p>wcf.acp.quizCreator.quiz.type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Type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fu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Spaß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competi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Wettkampf</text:p>
          </table:table-cell>
          <table:table-cell table:style-name="ce100"/>
          <table:table-cell table:number-columns-repeated="16379" table:style-name="ce101"/>
        </table:table-row>
        <table:table-row table:style-name="ro7">
          <table:table-cell office:value-type="string" table:style-name="ce97">
            <text:p>wcf.acp.quizCreator.quiz.type.descrip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100"/>
          <table:table-cell table:number-columns-repeated="16379" table:style-name="ce10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87">
            <text:p>wcf.acp.quizCreator.question</text:p>
          </table:table-cell>
          <table:table-cell table:style-name="ce88"/>
          <table:table-cell office:value-type="string" table:style-name="ce94">
            <text:p>1.5.0</text:p>
          </table:table-cell>
          <table:table-cell office:value-type="string" table:style-name="ce90">
            <text:p>Frage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8">
            <text:p>wcf.acp.quizCreator.question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xplana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rklärung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posi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ositi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3">
            <text:p>wcf.acp.quizCreator.question.option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A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B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B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C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C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D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question.option.correct</text:p>
          </table:table-cell>
          <table:table-cell office:value-type="string" table:style-name="ce102">
            <text:p>wcf.acp.quizCreator.question.answer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Richtige Option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table:style-name="ce103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5">
          <table:table-cell office:value-type="string" table:style-name="ce87">
            <text:p>wcf.acp.quizCreator.questions</text:p>
          </table:table-cell>
          <table:table-cell office:value-type="string" table:style-name="ce88">
            <text:p>wcf.acp.quizCreator.question.list wcf.acp.quizCreator.quiz.questions</text:p>
          </table:table-cell>
          <table:table-cell office:value-type="string" table:style-name="ce94">
            <text:p>1.5.0</text:p>
          </table:table-cell>
          <table:table-cell office:value-type="string" table:style-name="ce88">
            <text:p>Fragen</text:p>
          </table:table-cell>
          <table:table-cell table:style-name="ce108"/>
          <table:table-cell table:number-columns-repeated="16379" table:style-name="ce109"/>
        </table:table-row>
        <table:table-row table:style-name="ro5">
          <table:table-cell office:value-type="string" table:style-name="ce23">
            <text:p>wcf.acp.quizCreator.goals</text:p>
          </table:table-cell>
          <table:table-cell office:value-type="string" table:style-name="ce77">
            <text:p>wcf.acp.quizCreator.quiz.goals wcf.acp.quizCreator.goal.list</text:p>
          </table:table-cell>
          <table:table-cell office:value-type="string" table:style-name="ce25">
            <text:p>1.5.0</text:p>
          </table:table-cell>
          <table:table-cell office:value-type="string" table:style-name="ce77">
            <text:p>„Goals“</text:p>
          </table:table-cell>
          <table:table-cell table:style-name="ce26"/>
          <table:table-cell table:number-columns-repeated="16379" table:style-name="ce2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goal.add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„Goal“ hinzufügen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goal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„Goal“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enötigte Punkte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ic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Ic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4">
          <table:table-cell office:value-type="string" table:style-name="ce93">
            <text:p>wcf.acp.quizCreator.delete.confirmMessage.quiz</text:p>
          </table:table-cell>
          <table:table-cell office:value-type="string" table:style-name="ce108">
            <text:p>wcf.acp.quizCreator.quiz.delete.confirmMessage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Möchten Sie das Quiz „{$quiz-&gt;title}“ löschen?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76">
            <text:p>wcf.acp.quizCreator.delete.confirmMessage.question</text:p>
          </table:table-cell>
          <table:table-cell office:value-type="string" table:style-name="ce102">
            <text:p>wcf.acp.quizCreator.question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ie Frage „{$question-&gt;question}“ wirklich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delete.confirmMessage.goal</text:p>
          </table:table-cell>
          <table:table-cell office:value-type="string" table:style-name="ce102">
            <text:p>wcf.acp.quizCreator.goal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as „Goal“ „{$goal-&gt;title}“ wirklich löschen?</text:p>
          </table:table-cell>
          <table:table-cell table:style-name="ce26"/>
          <table:table-cell table:number-columns-repeated="16379" table:style-name="ce27"/>
        </table:table-row>
        <table:table-row table:number-rows-repeated="18" table:style-name="ro1">
          <table:table-cell table:number-columns-repeated="16384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eralios</meta:initial-creator>
    <dc:creator>Teralios</dc:creator>
    <meta:creation-date>2020-10-15T10:13:54Z</meta:creation-date>
    <dc:date>2021-04-15T18:28:34Z</dc:date>
    <meta:editing-duration>PT0S</meta:editing-duration>
  </office:meta>
</office:document-meta>
</file>